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officeooo:rsid="00032771" officeooo:paragraph-rsid="00032771"/>
    </style:style>
    <style:style style:name="T1" style:family="text">
      <style:text-properties officeooo:rsid="00036b6e"/>
    </style:style>
    <style:style style:name="T2" style:family="text">
      <style:text-properties officeooo:rsid="000489c4"/>
    </style:style>
    <style:style style:name="T3" style:family="text">
      <style:text-properties officeooo:rsid="0004abcf"/>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style:text-line-through-style="solid" style:text-line-through-type="single" style:text-underline-style="none" fo:font-weight="bold" style:font-weight-asian="bold" style:font-weight-complex="bold"/>
    </style:style>
    <style:style style:name="T8" style:family="text">
      <style:text-properties style:text-line-through-style="none" style:text-line-through-type="none" style:text-underline-style="none" fo:font-weight="bold" style:font-weight-asian="bold" style:font-weight-complex="bold"/>
    </style:style>
    <style:style style:name="T9" style:family="text">
      <style:text-properties style:text-line-through-style="none" style:text-line-through-type="none" fo:font-size="13pt" style:text-underline-style="none" fo:font-weight="bold" style:font-size-asian="13pt" style:font-weight-asian="bold"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he <text:span text:style-name="T9">Man-Boy</text:span> is a story about a boy who became a man living a life that seems to be foolish, unrealistic and often times not knowing what his next line of action will be. But he belives that people could learn to become anything if the enviroment is right and has the right motivation. He has hope that, though he does not know his next line of action, <text:span text:style-name="T1">he would make the right choices about his life at the </text:span><text:span text:style-name="T2">moment and about his future. He belives that doing what is right about every situation with love is always the heighest thing to do. </text:span><text:span text:style-name="T3">He seems to understand what love really means and what doing what is right mea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7T19:17:40.919904487</meta:creation-date>
    <dc:date>2022-07-27T21:35:28.706146362</dc:date>
    <meta:editing-duration>PT1H36M45S</meta:editing-duration>
    <meta:editing-cycles>1</meta:editing-cycles>
    <meta:document-statistic meta:table-count="0" meta:image-count="0" meta:object-count="0" meta:page-count="1" meta:paragraph-count="1" meta:word-count="118" meta:character-count="621" meta:non-whitespace-character-count="503"/>
    <meta:generator>LibreOffice/7.2.1.2$Linux_X86_64 LibreOffice_project/20$Build-2</meta:generator>
  </office:meta>
</office:document-meta>
</file>